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pixel count</text:p>
          </table:table-cell>
          <table:table-cell office:value-type="string" calcext:value-type="string">
            <text:p>decrease over previous</text:p>
          </table:table-cell>
          <table:table-cell/>
          <table:table-cell office:value-type="string" calcext:value-type="string">
            <text:p>size rounded</text:p>
          </table:table-cell>
          <table:table-cell office:value-type="string" calcext:value-type="string">
            <text:p>size names</text:p>
          </table:table-cell>
          <table:table-cell office:value-type="string" calcext:value-type="string">
            <text:p>horizontal test (KB)</text:p>
          </table:table-cell>
          <table:table-cell/>
          <table:table-cell office:value-type="string" calcext:value-type="string">
            <text:p>vertical test (KB)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31M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formula="of:=[.B5]/1.5" office:value-type="float" office:value="682.666666666667" calcext:value-type="float">
            <text:p>682.666666666667</text:p>
          </table:table-cell>
          <table:table-cell table:formula="of:=[.B5]*[.C5]" office:value-type="float" office:value="699050.666666667" calcext:value-type="float">
            <text:p>699050.666666667</text:p>
          </table:table-cell>
          <table:table-cell table:formula="of:=[.B5]/[.C5]" office:value-type="float" office:value="1.5" calcext:value-type="float">
            <text:p>1.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xl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1.5*[.D6])" office:value-type="float" office:value="907.510881477462" calcext:value-type="float">
            <text:p>907.510881477462</text:p>
          </table:table-cell>
          <table:table-cell table:formula="of:=[.B6]/1.5" office:value-type="float" office:value="605.007254318308" calcext:value-type="float">
            <text:p>605.007254318308</text:p>
          </table:table-cell>
          <table:table-cell table:formula="of:=[.D5]-[.$E$4]" office:value-type="float" office:value="549050.666666667" calcext:value-type="float">
            <text:p>549050.666666667</text:p>
          </table:table-cell>
          <table:table-cell table:formula="of:=[.B6]/[.C6]" office:value-type="float" office:value="1.5" calcext:value-type="float">
            <text:p>1.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</text:p>
          </table:table-cell>
          <table:table-cell office:value-type="float" office:value="207" calcext:value-type="float">
            <text:p>207</text:p>
          </table:table-cell>
          <table:table-cell table:formula="of:=[.I5]-[.I6]"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table:formula="of:=[.K5]-[.K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1.5*[.D7])" office:value-type="float" office:value="773.676935160924" calcext:value-type="float">
            <text:p>773.676935160924</text:p>
          </table:table-cell>
          <table:table-cell table:formula="of:=[.B7]/1.5" office:value-type="float" office:value="515.784623440616" calcext:value-type="float">
            <text:p>515.784623440616</text:p>
          </table:table-cell>
          <table:table-cell table:formula="of:=[.D6]-[.$E$4]" office:value-type="float" office:value="399050.666666667" calcext:value-type="float">
            <text:p>399050.666666667</text:p>
          </table:table-cell>
          <table:table-cell table:formula="of:=[.B7]/[.C7]" office:value-type="float" office:value="1.5" calcext:value-type="float">
            <text:p>1.5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table:formula="of:=[.I6]-[.I7]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formula="of:=[.K6]-[.K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1.5*[.D8])" office:value-type="float" office:value="611.208638682406" calcext:value-type="float">
            <text:p>611.208638682406</text:p>
          </table:table-cell>
          <table:table-cell table:formula="of:=[.B8]/1.5" office:value-type="float" office:value="407.472425788271" calcext:value-type="float">
            <text:p>407.472425788271</text:p>
          </table:table-cell>
          <table:table-cell table:formula="of:=[.D7]-[.$E$4]" office:value-type="float" office:value="249050.666666667" calcext:value-type="float">
            <text:p>249050.666666667</text:p>
          </table:table-cell>
          <table:table-cell table:formula="of:=[.B8]/[.C8]" office:value-type="float" office:value="1.5" calcext:value-type="float">
            <text:p>1.5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table:formula="of:=[.I7]-[.I8]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[.K7]-[.K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1.5*[.D9])" office:value-type="float" office:value="385.455574612691" calcext:value-type="float">
            <text:p>385.455574612691</text:p>
          </table:table-cell>
          <table:table-cell table:formula="of:=[.B9]/1.5" office:value-type="float" office:value="256.970383075127" calcext:value-type="float">
            <text:p>256.970383075127</text:p>
          </table:table-cell>
          <table:table-cell table:formula="of:=[.D8]-[.$E$4]" office:value-type="float" office:value="99050.6666666666" calcext:value-type="float">
            <text:p>99050.6666666666</text:p>
          </table:table-cell>
          <table:table-cell table:formula="of:=[.B9]/[.C9]" office:value-type="float" office:value="1.5" calcext:value-type="float">
            <text:p>1.5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xs</text:p>
          </table:table-cell>
          <table:table-cell office:value-type="float" office:value="70" calcext:value-type="float">
            <text:p>70</text:p>
          </table:table-cell>
          <table:table-cell table:formula="of:=[.I8]-[.I9]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[.K8]-[.K9]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3:20:04.242048617</meta:creation-date>
    <dc:date>2020-11-29T19:58:01.763509901</dc:date>
    <meta:editing-duration>P1DT2H23M58S</meta:editing-duration>
    <meta:editing-cycles>13</meta:editing-cycles>
    <meta:generator>LibreOffice/6.1.5.2$Linux_X86_64 LibreOffice_project/10$Build-2</meta:generator>
    <meta:document-statistic meta:table-count="1" meta:cell-count="70" meta:object-count="0"/>
  </office:meta>
</office:document-meta>
</file>